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471a3" officeooo:paragraph-rsid="000471a3"/>
    </style:style>
    <style:style style:name="P2" style:family="paragraph" style:parent-style-name="Standard">
      <style:paragraph-properties fo:text-align="start" style:justify-single-word="false"/>
      <style:text-properties officeooo:rsid="000471a3" officeooo:paragraph-rsid="000471a3"/>
    </style:style>
    <style:style style:name="P3" style:family="paragraph" style:parent-style-name="Standard">
      <style:paragraph-properties fo:text-align="start" style:justify-single-word="false"/>
      <style:text-properties officeooo:rsid="00062a2d" officeooo:paragraph-rsid="00062a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duino</text:p>
      <text:p text:style-name="P2"><text:tab/>Arduino is a company that produces open source software and hardware. Mainly they produce microcontroller kits. </text:p>
      <text:p text:style-name="P2"/>
      <text:p text:style-name="P2"><text:tab/>When people say arduino, typically they are not reffering to the company, but are refering to the <text:s/>aduino board itself. Here is a list and quick description of what the arduino board would likely have.</text:p>
      <text:p text:style-name="P2"/>
      <text:p text:style-name="P2">- A set of pins for input and output.</text:p>
      <text:p text:style-name="P2">- An interface to help load programs to the board/chip. This is typically a serial interface. The general idea is that it is an interface that streams data single bits at a time, similar to what we will be doing with shift registers.</text:p>
      <text:p text:style-name="P2">- A programmable microcontroller. Arduino UNOs have one called the ATMegaXXX(328). This is the chip you load programs on. If you load a program on it, you don't need the rest of the board, and can use just the chip for your project.</text:p>
      <text:p text:style-name="P2">- The board also has some way to regulate voltage on board.</text:p>
      <text:p text:style-name="P2">- Arduino boars have some nice added features such as usb ports and aux ports. This, along with voltage regulation is the reason we try to avoid using the ATMega on its own.</text:p>
      <text:p text:style-name="P2"/>
      <text:p text:style-name="P3">Arduino also has open source software. More specifically, the arduino IDE. </text:p>
      <text:p text:style-name="P3">An IDE is a program run on your operating system that helps you run and execute you program. You do not need to use an IDE to program microcontrollers, it makes life easier if you do. The following is how programming is aprouched withou an IDE. This info doesn't help with todays task.</text:p>
      <text:p text:style-name="P3"/>
      <text:p text:style-name="P3">- Use a compiler to compile your C file into a .elf (linked executable)</text:p>
      <text:p text:style-name="P3">- change you elf file into a hex file you can upload to microcontroller memory.</text:p>
      <text:p text:style-name="P3">- upload said hex file.</text:p>
      <text:p text:style-name="P3"/>
      <text:p text:style-name="P3">There are many libraries that help you use the arduino board, some popular ones are:</text:p>
      <text:p text:style-name="P3">- </text:p>
      <text:p text:style-name="P3">- </text:p>
      <text:p text:style-name="P3">-</text:p>
      <text:p text:style-name="P3"/>
      <text:p text:style-name="P3">Programming arduino is basically programming in C while using the arduino libraries. Since we are using the IDE today, that is taken care of for us by the program behind the scenes so we can focus on the actual programming task instead of understanding an outside library.</text:p>
      <text:p text:style-name="P3"/>
      <text:p text:style-name="P3">Explain code.</text:p>
      <text:p text:style-name="P3">Part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22:39:06.911467411</meta:creation-date>
    <dc:date>2017-04-18T23:06:05.470009707</dc:date>
    <meta:editing-duration>PT11M8S</meta:editing-duration>
    <meta:editing-cycles>1</meta:editing-cycles>
    <meta:generator>LibreOffice/4.2.8.2$Linux_X86_64 LibreOffice_project/420m0$Build-2</meta:generator>
    <meta:document-statistic meta:table-count="0" meta:image-count="0" meta:object-count="0" meta:page-count="1" meta:paragraph-count="20" meta:word-count="358" meta:character-count="1969" meta:non-whitespace-character-count="1624"/>
  </office:meta>
</office:document-meta>
</file>